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15CA93FC6C1CC28A20C.bmp" manifest:media-type="image/bmp"/>
  <manifest:file-entry manifest:full-path="Pictures/10000000000001F20000015F9A27575582E7D756.bmp" manifest:media-type="image/bmp"/>
  <manifest:file-entry manifest:full-path="Pictures/100000000000047B00000263B96A6C7AEA8C7C5E.png" manifest:media-type="image/png"/>
  <manifest:file-entry manifest:full-path="Pictures/1000000000000379000002786DDD98865CB67B43.png" manifest:media-type="image/png"/>
  <manifest:file-entry manifest:full-path="Pictures/10000000000003760000027743FE808056AC3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4cm" svg:y="0.192cm" svg:width="8.722cm" svg:height="6.163cm" draw:z-index="0"><draw:image xlink:href="Pictures/10000000000001F20000015F9A27575582E7D756.bmp" xlink:type="simple" xlink:show="embed" xlink:actuate="onLoad" loext:mime-type="image/bmp"/></draw:frame><draw:frame draw:style-name="fr1" draw:name="Image2" text:anchor-type="paragraph" svg:x="9.476cm" svg:y="0.146cm" svg:width="8.724cm" svg:height="6.14cm" draw:z-index="1"><draw:image xlink:href="Pictures/10000000000001F80000015CA93FC6C1CC28A20C.bmp" xlink:type="simple" xlink:show="embed" xlink:actuate="onLoad" loext:mime-type="image/bmp"/></draw:frame><draw:frame draw:style-name="fr1" draw:name="Image3" text:anchor-type="paragraph" svg:x="0.288cm" svg:y="7.049cm" svg:width="17.59cm" svg:height="9.368cm" draw:z-index="2"><draw:image xlink:href="Pictures/100000000000047B00000263B96A6C7AEA8C7C5E.png" xlink:type="simple" xlink:show="embed" xlink:actuate="onLoad" loext:mime-type="image/png"/></draw:frame><draw:frame draw:style-name="fr1" draw:name="Image4" text:anchor-type="paragraph" svg:x="-0.376cm" svg:y="17.2cm" svg:width="8.744cm" svg:height="6.216cm" draw:z-index="3"><draw:image xlink:href="Pictures/1000000000000379000002786DDD98865CB67B43.png" xlink:type="simple" xlink:show="embed" xlink:actuate="onLoad" loext:mime-type="image/png"/></draw:frame><draw:frame draw:style-name="fr1" draw:name="Image5" text:anchor-type="paragraph" svg:x="9.53cm" svg:y="17.149cm" svg:width="8.731cm" svg:height="6.218cm" draw:z-index="4"><draw:image xlink:href="Pictures/10000000000003760000027743FE808056AC37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0:32:13.419000000</meta:creation-date>
    <dc:date>2019-04-21T21:29:20.946000000</dc:date>
    <meta:editing-duration>PT57M16S</meta:editing-duration>
    <meta:editing-cycles>3</meta:editing-cycles>
    <meta:generator>LibreOffice/6.2.3.2$Windows_X86_64 LibreOffice_project/aecc05fe267cc68dde00352a451aa867b3b546ac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